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a33f"/>
    </style:style>
    <style:style style:name="P2" style:family="paragraph" style:parent-style-name="Standard">
      <style:text-properties officeooo:paragraph-rsid="0020a6d6"/>
    </style:style>
    <style:style style:name="P3" style:family="paragraph" style:parent-style-name="Standard">
      <style:text-properties officeooo:paragraph-rsid="0021c98b"/>
    </style:style>
    <style:style style:name="P4" style:family="paragraph" style:parent-style-name="Standard">
      <style:text-properties officeooo:paragraph-rsid="002279bc"/>
    </style:style>
    <style:style style:name="P5" style:family="paragraph" style:parent-style-name="Standard">
      <style:text-properties officeooo:paragraph-rsid="0023ad33"/>
    </style:style>
    <style:style style:name="P6" style:family="paragraph" style:parent-style-name="Standard">
      <style:text-properties officeooo:paragraph-rsid="002593ca"/>
    </style:style>
    <style:style style:name="P7" style:family="paragraph" style:parent-style-name="Standard">
      <style:text-properties officeooo:paragraph-rsid="0020a6d6"/>
    </style:style>
    <style:style style:name="P8" style:family="paragraph" style:parent-style-name="Standard">
      <style:text-properties officeooo:rsid="002774f1" officeooo:paragraph-rsid="002774f1"/>
    </style:style>
    <style:style style:name="P9" style:family="paragraph" style:parent-style-name="Standard">
      <style:text-properties officeooo:rsid="0028ead8" officeooo:paragraph-rsid="0028ead8"/>
    </style:style>
    <style:style style:name="P10" style:family="paragraph" style:parent-style-name="Standard">
      <style:text-properties officeooo:paragraph-rsid="0023ad33"/>
    </style:style>
    <style:style style:name="P11" style:family="paragraph" style:parent-style-name="Standard">
      <style:text-properties officeooo:paragraph-rsid="002593ca"/>
    </style:style>
    <style:style style:name="P12" style:family="paragraph" style:parent-style-name="Standard">
      <style:text-properties officeooo:rsid="002abb14" officeooo:paragraph-rsid="002abb14"/>
    </style:style>
    <style:style style:name="P13" style:family="paragraph" style:parent-style-name="Standard">
      <style:text-properties officeooo:paragraph-rsid="002d3805"/>
    </style:style>
    <style:style style:name="T1" style:family="text">
      <style:text-properties style:text-position="super 58%"/>
    </style:style>
    <style:style style:name="T2" style:family="text">
      <style:text-properties officeooo:rsid="0028ead8"/>
    </style:style>
    <style:style style:name="T3" style:family="text">
      <style:text-properties officeooo:rsid="002d38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dc :</text:p>
      <text:p text:style-name="P5"/>
      <text:p text:style-name="P9">sol_rdv : (0, 0, 0)</text:p>
      <text:p text:style-name="P5">garage_rdc : (2, 18, 0)</text:p>
      <text:p text:style-name="P5">cave1_rdc : (4, 13,5, 0)</text:p>
      <text:p text:style-name="P5">cave2_rdc : (10, 13, 0)</text:p>
      <text:p text:style-name="P5">couloir_rdc : (4, 11,5, 0)</text:p>
      <text:p text:style-name="P5">chambre1_rdc : (1, 6,5, 0)</text:p>
      <text:p text:style-name="P5">chambre2_rdc : (1, 9,5, 0)</text:p>
      <text:p text:style-name="P5">chambre3_rdc : (1, 13,5, 0)</text:p>
      <text:p text:style-name="P6">cuisine_rdc : (1, 3,5, 0)</text:p>
      <text:p text:style-name="P6">salle1_rdc : (2, 1,5, 0)</text:p>
      <text:p text:style-name="P6">salle2_rdc : (3,5, 1,5, 0)</text:p>
      <text:p text:style-name="P6">entree_rdc : (6, 3, 0)</text:p>
      <text:p text:style-name="P6">concierge_rdc : (7,5, 2, 0)</text:p>
      <text:p text:style-name="P12">plafond_rdc : (0, 0, 2)</text:p>
      <text:p text:style-name="P1"/>
      <text:p text:style-name="P1">1<text:span text:style-name="T1">er</text:span> étage :</text:p>
      <text:p text:style-name="P2">sol_f1 : (0, 0, 2.<text:span text:style-name="T3">2</text:span>)</text:p>
      <text:p text:style-name="P13">couloir_f1 : (0, 0, 2.<text:span text:style-name="T3">2</text:span>)</text:p>
      <text:p text:style-name="P13">salon_f1 = <text:s/>(2, 15, 2.<text:span text:style-name="T3">2</text:span>)</text:p>
      <text:p text:style-name="P13">eau_f1 : (2, 6, 2.<text:span text:style-name="T3">2</text:span>)</text:p>
      <text:p text:style-name="P13">petitSalon_f1 : (0, 0, 2.<text:span text:style-name="T3">2</text:span>)</text:p>
      <text:p text:style-name="P13">cafe_f1 : (6, 2, 2.<text:span text:style-name="T3">2</text:span>)</text:p>
      <text:p text:style-name="P13">salle1_f1 : (10, 19, 2.<text:span text:style-name="T3">2</text:span>)</text:p>
      <text:p text:style-name="P12">plafond_f1 : (0, 0, 4.<text:span text:style-name="T3">2</text:span>)</text:p>
      <text:p text:style-name="P3"/>
      <text:p text:style-name="P3">2ème étage :</text:p>
      <text:p text:style-name="P4">sol_f2 : (0, 0, 4.<text:span text:style-name="T3">4</text:span>)</text:p>
      <text:p text:style-name="P13">piscine_f2 : (0, 0, 4.<text:span text:style-name="T3">4</text:span>)</text:p>
      <text:p text:style-name="P13">salles_f2 : (3, 15, 4.<text:span text:style-name="T3">4</text:span>)</text:p>
      <text:p text:style-name="P13">couloir_f2 : (8, 16, 4.<text:span text:style-name="T3">4</text:span>)</text:p>
      <text:p text:style-name="P13">manger_f2 : (7.5, 6, 4.<text:span text:style-name="T3">4</text:span>)</text:p>
      <text:p text:style-name="P12">plafond_f2 : (0, 0, <text:span text:style-name="T3">6.4</text:span>)</text:p>
      <text:p text:style-name="P2"/>
      <text:p text:style-name="P8">hauteur murs = 2,2m</text:p>
      <text:p text:style-name="P8"/>
      <text:p text:style-name="P9">epaisseur du sol = 0,1m</text:p>
      <text:p text:style-name="P9">epaisseur du plafond = 0,2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7:17:32.183000000</meta:creation-date>
    <dc:date>2015-11-21T19:57:40.506000000</dc:date>
    <meta:editing-duration>PT5H41M57S</meta:editing-duration>
    <meta:editing-cycles>10</meta:editing-cycles>
    <meta:generator>LibreOffice/5.0.2.2$Windows_X86_64 LibreOffice_project/37b43f919e4de5eeaca9b9755ed688758a8251fe</meta:generator>
    <meta:document-statistic meta:table-count="0" meta:image-count="0" meta:object-count="0" meta:page-count="1" meta:paragraph-count="34" meta:word-count="162" meta:character-count="765" meta:non-whitespace-character-count="636"/>
  </office:meta>
</office:document-meta>
</file>